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color="#ff420e" fo:font-size="30pt" style:font-size-asian="30pt" style:font-size-complex="30pt"/>
    </style:style>
    <style:style style:name="T5" style:family="text">
      <style:text-properties fo:color="#000000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 text:style-name="P1"><text:span text:style-name="T1">Recommend system (R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Nội d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S là gì ?</text:p>
              </text:list-item>
              <text:list-item>
                <text:p>Tại sao lại cần RS ?</text:p>
              </text:list-item>
              <text:list-item>
                <text:p>RS được sử dụng ở đâu ?, Ai đã sử dụng nó ? </text:p>
              </text:list-item>
              <text:list-item>
                <text:p>Phương pháp lọc cộng tác </text:p>
              </text:list-item>
              <text:list-item>
                <text:p>Phương pháp lọc dựa trên nội dung</text:p>
              </text:list-item>
              <text:list-item>
                <text:p>Phương pháp kết hợp</text:p>
              </text:list-item>
              <text:list-item>
                <text:p>Đánh giá mức độ hiệu quả của hệ thố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S là gì 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“<text:span text:style-name="T2">Recommender systems</text:span> or recommendation systems (sometimes replacing "system" with a synonym such as platform or engine)<text:span text:style-name="T2"> are a subclass of information filtering system</text:span> that seek to <text:span text:style-name="T2">predict</text:span> the "<text:span text:style-name="T2">rating</text:span>" or "<text:span text:style-name="T2">preference</text:span>" that a user would give to an item.”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ại sao lại cần RS 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tter user experience</text:p>
              </text:list-item>
              <text:list-item>
                <text:p>Increased Traffic/PageViews.</text:p>
              </text:list-item>
              <text:list-item>
                <text:p>Increased Sales from 1 and 2 above. </text:p>
              </text:list-item>
              <text:list-item>
                <text:p>Improve customer reten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ài liệu tham khả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commendation Systems - Ullman</text:p>
                <text:p><text:span text:style-name="T3"><text:a xlink:href="http://infolab.stanford.edu/~ullman/mmds/ch9.pdf" xlink:type="simple">http://infolab.stanford.edu/~ullman/mmds/ch9.pdf</text:a></text:span></text:p>
                <text:p/>
              </text:list-item>
              <text:list-item>
                <text:p>Tutorial <text:s/>Recommender Systems - <text:span text:style-name="T2">Gerhard Friedrich</text:span></text:p>
                <text:p><text:span text:style-name="T4"><text:s/></text:span><text:span text:style-name="T4"><text:a xlink:href="http://ijcai13.org/files/tutorial_slides/td3.pdf" xlink:type="simple">http://ijcai13.org/files/tutorial_slides/td3.pdf</text:a></text:span></text:p>
                <text:p><text:span text:style-name="T4"/></text:p>
              </text:list-item>
              <text:list-item>
                <text:p><text:span text:style-name="T5">Benefit of recommend system </text:span></text:p>
                <text:p><text:span text:style-name="T4">https://www.quora.com/What-are-the-benefits-of-using-product-recommendations-on-my-e-commerce-si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9T14:23:54.947522952</meta:creation-date>
    <dc:date>2016-12-09T17:42:42.309605616</dc:date>
    <meta:editing-duration>PT56M21S</meta:editing-duration>
    <meta:editing-cycles>21</meta:editing-cycles>
    <meta:generator>LibreOffice/4.2.8.2$Linux_X86_64 LibreOffice_project/420m0$Build-2</meta:generator>
    <meta:document-statistic meta:object-count="40"/>
  </office:meta>
</office:document-meta>
</file>